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驛等寬正黑1" svg:font-family="文泉驛等寬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Default_20_Text">
      <style:text-properties fo:font-style="italic" style:font-style-asian="italic" style:font-style-complex="italic"/>
    </style:style>
    <style:style style:name="P4" style:family="paragraph" style:parent-style-name="Heading_20_3">
      <style:text-properties fo:font-weight="bold" style:font-weight-asian="bold" style:font-weight-complex="bold"/>
    </style:style>
    <style:style style:name="P5" style:family="paragraph" style:parent-style-name="Heading_20_3">
      <style:text-properties fo:font-style="normal" style:font-style-asian="normal" style:font-style-complex="normal"/>
    </style:style>
    <style:style style:name="P6" style:family="paragraph" style:parent-style-name="Heading_20_2">
      <style:text-properties fo:font-style="normal" style:font-style-asian="normal" style:font-style-complex="normal"/>
    </style:style>
    <style:style style:name="P7" style:family="paragraph" style:parent-style-name="Default_20_Text">
      <style:text-properties fo:font-weight="normal" style:font-weight-asian="normal" style:font-weight-complex="normal"/>
    </style:style>
    <style:style style:name="P8" style:family="paragraph" style:parent-style-name="Default_20_Text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_20_Single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 text:name="hmc"/>HMC Class</text:p>
      <text:h text:style-name="Heading_20_1" text:outline-level="1"><text:bookmark text:name="creating-instantiating"/>Creating/Instantiating:</text:h>
      <text:p text:style-name="Default_20_Text">To create a new HMC object simply call the .new method with the following options.</text:p>
      <text:p text:style-name="Default_20_Text"><text:bookmark text:name="hostname-ip-address-can-be-either-the-hostname-or-the-ip-address"/>Hostname/IP Address - <text:s/>Can be either the hostname or the ip address.</text:p>
      <text:p text:style-name="Default_20_Text"><text:bookmark text:name="username-it-is-required-that-the-id-have-hscroot-level-authority-to-method-correctly"/>Username - It is required that the id have hscroot level authority to method correctly.</text:p>
      <text:p text:style-name="Default_20_Text"><text:bookmark text:name="options"/>Options -</text:p>
      <text:p text:style-name="Default_20_Text"><text:bookmark text:name="password-needed-if-not-using-rsa-keys"/><text:tab/>:password - needed if not using rsa keys.</text:p>
      <text:p text:style-name="Default_20_Text"><text:bookmark text:name="port-defaults-to-22-if-not-specified"/><text:tab/>:port - defaults to 22 if not specified.</text:p>
      <text:p text:style-name="Default_20_Text"><text:bookmark text:name="key-fully-qualified-location-of-the-rsa-public-key"/><text:tab/>:key - fully qualified location of the rsa public key.</text:p>
      <text:h text:style-name="Heading_20_3" text:outline-level="3"><text:bookmark text:name="example-usage"/>Example usage</text:h>
      <text:p text:style-name="P7"><text:bookmark text:name="hmc-hmc-new-hostname-user-password-gt-quot-password-quot"/>hmc = Hmc.new(hostname,user,{:password =&gt; "password"})</text:p>
      <text:p text:style-name="P7"/>
      <text:h text:style-name="Heading_20_1" text:outline-level="1"><text:bookmark text:name="usage"/>Usage</text:h>
      <text:h text:style-name="Heading_20_2" text:outline-level="2"><text:bookmark text:name="connecting"/>Connecting:</text:h>
      <text:p text:style-name="Default_20_Text">To open a connection to your hmc simply call the<text:span text:style-name="T1"> .connect </text:span>method. All methods require the <text:span text:style-name="T1">.connect</text:span><text:span text:style-name="T2"> method be executed prior to their execution.</text:span></text:p>
      <text:h text:style-name="Heading_20_3" text:outline-level="3"><text:bookmark text:name="example-usage1"/>Example usage</text:h>
      <text:p text:style-name="P8"><text:bookmark text:name="hmc-connect"/>hmc.connect</text:p>
      <text:h text:style-name="Heading_20_2" text:outline-level="2"><text:bookmark text:name="disconnecting"/>Disconnecting:</text:h>
      <text:p text:style-name="Default_20_Text">To close the connection to your hmc simply call the <text:span text:style-name="T1">.disconnect</text:span> method</text:p>
      <text:h text:style-name="Heading_20_3" text:outline-level="3"><text:bookmark text:name="example-usage2"/>Example usage</text:h>
      <text:p text:style-name="P8"><text:bookmark text:name="hmc-disconnect"/>hmc.disconnect</text:p>
      <text:p text:style-name="P7"/>
      <text:h text:style-name="Heading_20_2" text:outline-level="2"><text:bookmark text:name="executing-command"/>Executing command:</text:h>
      <text:p text:style-name="Default_20_Text">To execute a command against the hmc call the <text:span text:style-name="T1">.execute_cmd</text:span> method with the following options.</text:p>
      <text:p text:style-name="Default_20_Text"><text:bookmark text:name="command-valid-hmc-command-you-wish-to-execute"/>command - valid hmc command you wish to execute.</text:p>
      <text:h text:style-name="P4" text:outline-level="3"><text:bookmark text:name="example-usage3"/>Example usage</text:h>
      <text:p text:style-name="P3"><text:bookmark text:name="hmc-execute_cmd-command"/>hmc.execute_cmd(command)</text:p>
      <text:p text:style-name="Default_20_Text"/>
      <text:h text:style-name="Heading_20_2" text:outline-level="2"/>
      <text:h text:style-name="Heading_20_2" text:outline-level="2"><text:bookmark text:name="executing-commands-against-vios-via-hmc"/>Executing commands against VIOS via HMC:</text:h>
      <text:p text:style-name="Default_20_Text">call the <text:span text:style-name="T1">.execute_vios_cmd </text:span>method with the following options. Before executing this type of command your HMC must have the RMC service to the VIOS running.</text:p>
      <text:p text:style-name="Default_20_Text"><text:bookmark text:name="frame-name-of-the-hypervisor-managed-by-your-hmc"/>Frame - name of the hypervisor managed by your HMC.</text:p>
      <text:p text:style-name="Default_20_Text"><text:bookmark text:name="vio-name-of-the-vio-lpar-you-with-to-execute-command-against"/>VIO - name of the VIO lpar you with to execute command against.</text:p>
      <text:p text:style-name="Default_20_Text"><text:bookmark text:name="command-the-vio-command-you-wish-to-execute"/>command - the VIO command you wish to execute.</text:p>
      <text:h text:style-name="P4" text:outline-level="3"><text:bookmark text:name="example-usage4"/>Example Usage</text:h>
      <text:p text:style-name="P3"><text:bookmark text:name="hmc-execute_vios_cmd-frame-vios-command"/>hmc.execute_vios_cmd(frame,vios,command)</text:p>
      <text:h text:style-name="Heading_20_2" text:outline-level="2"><text:bookmark text:name="version-release"/>Version/Release:</text:h>
      <text:p text:style-name="Default_20_Text">call the <text:span text:style-name="T1">.get_version</text:span> and <text:span text:style-name="T1">.get_release</text:span> methods to get the version and release information of your hmc.</text:p>
      <text:h text:style-name="Heading_20_3" text:outline-level="3"><text:bookmark text:name="example-usage5"/>Example usage</text:h>
      <text:p text:style-name="P3"><text:bookmark text:name="hmc-get_version"/>hmc.get_version</text:p>
      <text:p text:style-name="P3"><text:bookmark text:name="hmc-get_release"/>hmc.get_release</text:p>
      <text:p text:style-name="Default_20_Text"/>
      <text:h text:style-name="Heading_20_2" text:outline-level="2"><text:bookmark text:name="nim"/>List managed systems on HMC:</text:h>
      <text:p text:style-name="Text_20_Body_20_Single">Call the <text:span text:style-name="T1">.get_managed_systems</text:span> method to list all the frames/hypervisors managed by the HMC.</text:p>
      <text:h text:style-name="Heading_20_3" text:outline-level="3">Example usage</text:h>
      <text:p text:style-name="P3">hmc.get_managed_systems</text:p>
      <text:p text:style-name="Default_20_Text"/>
      <text:h text:style-name="Heading_20_2" text:outline-level="2">List the LPARs on a frame/hypervisor:</text:h>
      <text:p text:style-name="Text_20_Body_20_Single">Call the <text:span text:style-name="T1">.list_lpars_on_frame</text:span><text:span text:style-name="T2"> method to list all of the LPARs(Virtual Machines) on that Hypervisor with the following options.</text:span></text:p>
      <text:p text:style-name="P9">frame – name of the hypervisor you wish to use</text:p>
      <text:h text:style-name="P5" text:outline-level="3">Example usage</text:h>
      <text:p>hmc.list_lpars_on_frame(frame)</text:p>
      <text:p/>
      <text:p/>
      <text:p/>
      <text:p/>
      <text:h text:style-name="Heading_20_2" text:outline-level="2">Get the current profile of an LPAR:</text:h>
      <text:p text:style-name="Text_20_Body_20_Single">Call the <text:span text:style-name="T1">.get_lpar_curr_profile </text:span><text:span text:style-name="T2">method to list the active profile of that LPAR with the following options.</text:span></text:p>
      <text:p text:style-name="P9">frame – name of the hypervisor the LPAR resides on</text:p>
      <text:p text:style-name="P9">lpar – name of the lpar you wish to find the profile of</text:p>
      <text:h text:style-name="P5" text:outline-level="3">Example usage</text:h>
      <text:p>hmc.get_lpar_curr_profile(frame, lpar)</text:p>
      <text:p/>
      <text:h text:style-name="Heading_20_2" text:outline-level="2">Get the default profile of an LPAR:</text:h>
      <text:p text:style-name="Text_20_Body_20_Single">Call the<text:span text:style-name="T1"> .get_lpar_def_profile</text:span><text:span text:style-name="T2"> method to list the default profile of that LPAR with the following options.</text:span></text:p>
      <text:p text:style-name="P9">frame – name of the hypervisor the LPAR resides on</text:p>
      <text:p text:style-name="P9">lpar – name of the lpar you wish to find the profile of</text:p>
      <text:h text:style-name="P5" text:outline-level="3">Example usage</text:h>
      <text:p>hmc.get_lpar_def_profile(frame, lpar)</text:p>
      <text:p/>
      <text:h text:style-name="P6" text:outline-level="2">Get general attributes of an LPAR:</text:h>
      <text:p text:style-name="Text_20_Body_20_Single"><text:span text:style-name="T2">Call the </text:span><text:span text:style-name="T1">.get_lpar_options</text:span><text:span text:style-name="T2"> method to populate a hash of need attributes of an lpar, such as, memory information, cpu information, id, current profile, processor mode, sharing mode, the uncapped weight, maximum number of virtual slots. </text:span></text:p>
      <text:p text:style-name="P9">frame – name of the hypervisor the LPAR resides on</text:p>
      <text:p text:style-name="P9">lpar – name of the lpar you wish to find information of</text:p>
      <text:h text:style-name="P5" text:outline-level="3">Example usage</text:h>
      <text:p>hmc.get_lpar_options(frame,lpar)</text:p>
      <text:p/>
      <text:h text:style-name="Heading_20_2" text:outline-level="2">Reboot the HMC</text:h>
      <text:p text:style-name="Text_20_Body_20_Single">To reboot your hmc simply call the <text:span text:style-name="T1">.reboot_hmc </text:span><text:span text:style-name="T2">method on your hmc object.</text:span></text:p>
      <text:h text:style-name="P5" text:outline-level="3">Example Usage</text:h>
      <text:p>hmc.reboot_hmc</text:p>
      <text:h text:style-name="Heading_20_2" text:outline-level="2">List status of LPARs on frame/hypervisor</text:h>
      <text:p text:style-name="P9">To list the status of the lpars on a hypervisor call the <text:span text:style-name="T1">.list_status_of_lpars</text:span> method with the following options.</text:p>
      <text:p text:style-name="P9">frame – name of the hypervisor </text:p>
      <text:h text:style-name="Heading_20_3" text:outline-level="3">Example Usage</text:h>
      <text:p>hmc.list_status_of_lpars</text:p>
      <text:h text:style-name="Heading_20_2" text:outline-level="2">Overview of DLPAR status</text:h>
      <text:p text:style-name="Text_20_Body_20_Single">To view the status of dlpar call the <text:span text:style-name="T1">.view_dlpar_status method </text:span><text:span text:style-name="T2"><text:s/>from your hmc object.</text:span></text:p>
      <text:h text:style-name="P5" text:outline-level="3">Example Usage</text:h>
      <text:p>hmc.view_dlpar_status</text:p>
      <text:p/>
      <text:h text:style-name="Heading_20_2" text:outline-level="2">View the filesystem space on the HMC itself</text:h>
      <text:p text:style-name="Text_20_Body_20_Single">To view the filesystem space of the HMC call the <text:span text:style-name="T1">.view_hmc_filesystem_space</text:span><text:span text:style-name="T2"> method from your hmc object.</text:span></text:p>
      <text:h text:style-name="P5" text:outline-level="3">Example Usage</text:h>
      <text:p>hmc.view_hmc_filesystem_space</text:p>
      <text:p/>
      <text:h text:style-name="Heading_20_2" text:outline-level="2">Netboot an LPAR</text:h>
      <text:p text:style-name="Text_20_Body_20_Single">To netboot an LPAR for network Operating System installation you will need to call the <text:span text:style-name="T1">.lpar_net_boot </text:span><text:span text:style-name="T2">method with the following options.</text:span></text:p>
      <text:p text:style-name="P9">NIM IP – The IP address of your NIM server.</text:p>
      <text:p text:style-name="P9">LPAR IP – The IP address the LPAR you are about to build will use.</text:p>
      <text:p text:style-name="P9">LPAR Gateway – The gateway the LPAR will use.</text:p>
      <text:p text:style-name="P9">LPAR – The Lpar object that represents the LPAR to be netbooted</text:p>
      <text:h text:style-name="P5" text:outline-level="3">Example usage</text:h>
      <text:p>hmc.lpar_net_boot(nim_ip, lpar_ip, lpar_gateway, lpar_subnetmask, lp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驛等寬正黑1" svg:font-family="文泉驛等寬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文泉驛等寬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文泉驛等寬正黑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DejaVu Sans Mono" fo:font-size="10pt" style:font-name-asian="文泉驛等寬正黑1" style:font-size-asian="10pt" style:font-name-complex="Lohit Devanagari2" style:font-size-complex="10pt"/>
    </style:style>
    <style:style style:name="Heading_20_2" style:display-name="Heading 2" style:family="paragraph" style:parent-style-name="Heading" style:next-style-name="Text_20_Body_20_Single" style:default-outline-level="2" style:list-style-name="">
      <style:text-properties style:font-name="Liberation Serif" fo:font-size="18pt" fo:font-weight="bold" style:font-name-asian="文泉驛等寬正黑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_20_Single" style:default-outline-level="3" style:list-style-name="" style:class="text">
      <style:text-properties style:font-name="Liberation Serif" fo:font-size="14pt" fo:font-weight="bold" style:font-name-asian="文泉驛等寬正黑" style:font-size-asian="14pt" style:font-weight-asian="bold" style:font-name-complex="Lohit Devanagari" style:font-size-complex="14pt" style:font-weight-complex="bold"/>
    </style:style>
    <style:style style:name="Heading_20_5" style:display-name="Heading 5" style:family="paragraph" style:parent-style-name="Heading" style:next-style-name="Text_20_Body_20_Single" style:default-outline-level="5" style:list-style-name="" style:class="text">
      <style:text-properties style:font-name="Liberation Serif" fo:font-size="10pt" fo:font-weight="bold" style:font-name-asian="文泉驛等寬正黑" style:font-size-asian="10pt" style:font-weight-asian="bold" style:font-name-complex="Lohit Devanagari" style:font-size-complex="10pt" style:font-weight-complex="bold"/>
    </style:style>
    <style:style style:name="Heading_20_6" style:display-name="Heading 6" style:family="paragraph" style:parent-style-name="Heading" style:next-style-name="Text_20_Body_20_Single" style:default-outline-level="6" style:list-style-name="" style:class="text">
      <style:text-properties style:font-name="Liberation Serif" fo:font-size="7pt" fo:font-weight="bold" style:font-name-asian="文泉驛等寬正黑" style:font-size-asian="7pt" style:font-weight-asian="bold" style:font-name-complex="Lohit Devanagari" style:font-size-complex="7pt" style:font-weight-complex="bold"/>
    </style:style>
    <style:style style:name="Heading_20_4" style:display-name="Heading 4" style:family="paragraph" style:parent-style-name="Heading" style:next-style-name="Text_20_Body_20_Single" style:default-outline-level="4" style:list-style-name="" style:class="text">
      <style:text-properties style:font-name="Liberation Serif" fo:font-size="12pt" fo:font-weight="bold" style:font-name-asian="文泉驛等寬正黑" style:font-size-asian="12pt" style:font-weight-asian="bold" style:font-name-complex="Lohit Devanagari" style:font-size-complex="12pt" style:font-weight-complex="bold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Linux OpenOffice.org_project/310m11$Build-9399</meta:generator>
    <dc:date>2014-10-23T15:29:50</dc:date>
    <meta:editing-duration>PT01H05M45S</meta:editing-duration>
    <meta:editing-cycles>6</meta:editing-cycles>
    <meta:document-statistic meta:table-count="0" meta:image-count="0" meta:object-count="0" meta:page-count="4" meta:paragraph-count="89" meta:word-count="642" meta:character-count="4080"/>
    <meta:user-defined meta:name="Info 1"/>
    <meta:user-defined meta:name="Info 2"/>
    <meta:user-defined meta:name="Info 3"/>
    <meta:user-defined meta:name="Info 4"/>
  </office:meta>
</office:document-meta>
</file>